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dde6" officeooo:paragraph-rsid="0003dde6"/>
    </style:style>
    <style:style style:name="P2" style:family="paragraph" style:parent-style-name="Standard">
      <style:text-properties style:text-underline-style="none" officeooo:rsid="0003dde6" officeooo:paragraph-rsid="0003dde6"/>
    </style:style>
    <style:style style:name="P3" style:family="paragraph" style:parent-style-name="Standard">
      <style:text-properties officeooo:paragraph-rsid="0003dde6"/>
    </style:style>
    <style:style style:name="T1" style:family="text">
      <style:text-properties officeooo:rsid="0003dde6"/>
    </style:style>
    <style:style style:name="T2" style:family="text">
      <style:text-properties style:text-underline-style="none" officeooo:rsid="0003dd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 réunion Romain RAVEAU</text:p>
      <text:p text:style-name="P1"/>
      <text:p text:style-name="P2">Se renseigner auprès de l'entreprise :</text:p>
      <text:p text:style-name="P3"><text:span text:style-name="T2">- Drones contraste (</text:span>1 Allée de la Ferme 37300 Joué-lès-Tours, <text:span text:style-name="T1">ouvert tout les jours de 9h à 18h, tel 02 47 46 32 38, note : assez loin donc y aller en voiture)</text:span></text:p>
      <text:p text:style-name="P3">-<text:span text:style-name="T1">Alain krok (j'ai trouvé une adresse mail mais j'ai un doute de sa validité: </text:span><text:a xlink:type="simple" xlink:href="mailto:alain.krok@etu.univ-tours.fr" text:style-name="Internet_20_link" text:visited-style-name="Visited_20_Internet_20_Link"><text:span text:style-name="Emphasis">alain</text:span></text:a><text:a xlink:type="simple" xlink:href="mailto:alain.krok@etu.univ-tours.fr" text:style-name="Internet_20_link" text:visited-style-name="Visited_20_Internet_20_Link">.</text:a><text:a xlink:type="simple" xlink:href="mailto:alain.krok@etu.univ-tours.fr" text:style-name="Internet_20_link" text:visited-style-name="Visited_20_Internet_20_Link"><text:span text:style-name="Emphasis">krok</text:span></text:a><text:a xlink:type="simple" xlink:href="mailto:alain.krok@etu.univ-tours.fr" text:style-name="Internet_20_link" text:visited-style-name="Visited_20_Internet_20_Link">@etu.univ-</text:a><text:a xlink:type="simple" xlink:href="mailto:alain.krok@etu.univ-tours.fr" text:style-name="Internet_20_link" text:visited-style-name="Visited_20_Internet_20_Link"><text:span text:style-name="Emphasis">tours</text:span></text:a><text:a xlink:type="simple" xlink:href="mailto:alain.krok@etu.univ-tours.fr" text:style-name="Internet_20_link" text:visited-style-name="Visited_20_Internet_20_Link">.fr</text:a>, <text:span text:style-name="T1">sinon j'ai trouvé une adresse </text:span>12 RUE DE LA BERGEONNERIE</text:p>
      <text:p text:style-name="Standard">37300 JOUE LES TOURS <text:span text:style-name="T1">mais c'est un appartement donc résidence personnel je pense. Je n'ai pas trouver d'autres contact, dis moi si tu en trouves ^^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0S</meta:editing-duration>
    <meta:editing-cycles>3</meta:editing-cycles>
    <meta:generator>LibreOffice/5.0.6.3$Windows_x86 LibreOffice_project/490fc03b25318460cfc54456516ea2519c11d1aa</meta:generator>
    <dc:date>2017-03-03T15:08:54.504000000</dc:date>
    <meta:document-statistic meta:table-count="0" meta:image-count="0" meta:object-count="0" meta:page-count="1" meta:paragraph-count="5" meta:word-count="94" meta:character-count="535" meta:non-whitespace-character-count="446"/>
    <meta:user-defined meta:name="Info 1"/>
    <meta:user-defined meta:name="Info 2"/>
    <meta:user-defined meta:name="Info 3"/>
    <meta:user-defined meta:name="Info 4"/>
  </office:meta>
</office:document-meta>
</file>